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Feuer</text:p>
          </table:table-cell>
          <table:table-cell office:value-type="float" office:value="231">
            <text:p>231</text:p>
          </table:table-cell>
          <table:table-cell table:number-columns-repeated="6"/>
        </table:table-row>
        <table:table-row table:style-name="ro1">
          <table:table-cell office:value-type="string">
            <text:p>Eis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string">
            <text:p>Gift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string">
            <text:p>Explosion</text:p>
          </table:table-cell>
          <table:table-cell office:value-type="float" office:value="112">
            <text:p>112</text:p>
          </table:table-cell>
          <table:table-cell table:number-columns-repeated="6"/>
        </table:table-row>
        <table:table-row table:style-name="ro1">
          <table:table-cell office:value-type="string">
            <text:p>Gravitation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string">
            <text:p>Glück</text:p>
          </table:table-cell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 office:value-type="string">
            <text:p>Lebensentzug</text:p>
          </table:table-cell>
          <table:table-cell office:value-type="float" office:value="159">
            <text:p>159</text:p>
          </table:table-cell>
          <table:table-cell table:number-columns-repeated="6"/>
        </table:table-row>
        <table:table-row table:style-name="ro1">
          <table:table-cell office:value-type="string">
            <text:p>Elektrizität</text:p>
          </table:table-cell>
          <table:table-cell office:value-type="float" office:value="185">
            <text:p>185</text:p>
          </table:table-cell>
          <table:table-cell table:number-columns-repeated="6"/>
        </table:table-row>
        <table:table-row table:style-name="ro1">
          <table:table-cell office:value-type="string">
            <text:p>Insgesamt</text:p>
          </table:table-cell>
          <table:table-cell table:formula="of:=SUM([.B2:.B9])" office:value-type="float" office:value="1103">
            <text:p>11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Feuer</text:p>
          </table:table-cell>
          <table:covered-table-cell/>
          <table:table-cell/>
          <table:table-cell table:style-name="ce1" office:value-type="string" table:number-columns-spanned="2" table:number-rows-spanned="1">
            <text:p>Eis</text:p>
          </table:table-cell>
          <table:covered-table-cell/>
          <table:table-cell/>
          <table:table-cell table:style-name="ce1" office:value-type="string" table:number-columns-spanned="2" table:number-rows-spanned="1">
            <text:p>Gift</text:p>
          </table:table-cell>
          <table:covered-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62">
            <text:p>62</text:p>
          </table:table-cell>
          <table:table-cell/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/>
          <table:table-cell office:value-type="float" office:value="2435">
            <text:p>24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/>
          <table:table-cell office:value-type="float" office:value="8675">
            <text:p>867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/>
          <table:table-cell office:value-type="float" office:value="1515">
            <text:p>15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/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/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/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/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/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/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/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/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/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/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/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/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/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/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/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/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/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/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/>
          <table:table-cell office:value-type="float" office:value="1568">
            <text:p>15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/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/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/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/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2">
            <text:p>2</text:p>
          </table:table-cell>
          <table:table-cell/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733">
            <text:p>273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Häufigkeit &gt; 1</text:p>
          </table:table-cell>
          <table:table-cell table:formula="of:=SUM([.B13:.B42])" office:value-type="float" office:value="177">
            <text:p>177</text:p>
          </table:table-cell>
          <table:table-cell/>
          <table:table-cell table:style-name="ce2" office:value-type="string">
            <text:p>Häufigkeit &gt; 1</text:p>
          </table:table-cell>
          <table:table-cell table:formula="of:=SUM([.E13:.E30])" office:value-type="float" office:value="64">
            <text:p>64</text:p>
          </table:table-cell>
          <table:table-cell/>
          <table:table-cell table:style-name="ce2" office:value-type="string">
            <text:p>Häufigkeit &gt; 1</text:p>
          </table:table-cell>
          <table:table-cell table:formula="of:=SUM([.H13:.H25])"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Häufigkeit &lt; 1</text:p>
          </table:table-cell>
          <table:table-cell table:formula="of:=SUM([.B2]-[.B43])" office:value-type="float" office:value="54">
            <text:p>54</text:p>
          </table:table-cell>
          <table:table-cell/>
          <table:table-cell table:style-name="ce2" office:value-type="string">
            <text:p>Häufigkeit &lt; 1</text:p>
          </table:table-cell>
          <table:table-cell table:formula="of:=SUM([.B3]-[.E43])" office:value-type="float" office:value="71">
            <text:p>71</text:p>
          </table:table-cell>
          <table:table-cell/>
          <table:table-cell table:style-name="ce2" office:value-type="string">
            <text:p>Häufigkeit &lt; 1</text:p>
          </table:table-cell>
          <table:table-cell table:formula="of:=SUM([.B4]-[.H43])" office:value-type="float" office:value="37">
            <text:p>37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9.01.2023</text:date>, <text:time>17:0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6:19:25.82</meta:creation-date>
    <dc:date>2023-01-09T17:06:37.16</dc:date>
    <meta:editing-duration>PT31M25S</meta:editing-duration>
    <meta:editing-cycles>29</meta:editing-cycles>
    <meta:generator>OpenOffice/4.1.5$Win32 OpenOffice.org_project/415m1$Build-9789</meta:generator>
    <meta:document-statistic meta:table-count="3" meta:cell-count="155" meta:object-count="0"/>
  </office:meta>
</office:document-meta>
</file>